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 = 2000 </text:p>
      <text:p text:style-name="Standard">tau1 = 3 <text:s/></text:p>
      <text:p text:style-name="Standard">tau2 = 1.1 </text:p>
      <text:p text:style-name="Standard">mu = 0.1 </text:p>
      <text:p text:style-name="Standard">average_degree=10, max_degree=50, min_community=20, max_community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08:25.937378243</meta:creation-date>
    <dc:date>2019-03-29T10:09:46.169780213</dc:date>
    <meta:editing-duration>PT1M21S</meta:editing-duration>
    <meta:editing-cycles>1</meta:editing-cycles>
    <meta:document-statistic meta:table-count="0" meta:image-count="0" meta:object-count="0" meta:page-count="1" meta:paragraph-count="5" meta:word-count="16" meta:character-count="107" meta:non-whitespace-character-count="91"/>
    <meta:generator>LibreOffice/6.1.5.2$Linux_X86_64 LibreOffice_project/10$Build-2</meta:generator>
  </office:meta>
</office:document-meta>
</file>